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891cm" svg:height="8.291cm" svg:x="0.509cm" svg:y="1.0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4:54:36.313410615</dc:date>
    <meta:editing-duration>PT2M26S</meta:editing-duration>
    <meta:editing-cycles>14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2cm" svg:height="8.292cm" xlink:href="." xlink:type="simple" chart:class="chart:scatter" chart:style-name="ch1">
        <chart:plot-area chart:style-name="ch2" chart:data-source-has-labels="both" svg:x="0.297cm" svg:y="0.165cm" svg:width="14.298cm" svg:height="7.962cm">
          <chartooo:coordinate-region svg:x="1.13cm" svg:y="0.364cm" svg:width="13.371cm" svg:height="7.56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250666467128606">
                <text:p>0.250666467128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963507348203433">
                <text:p>0.963507348203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9.79717439317883E-016">
                <text:p>9.79717439317883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497379774329708">
                <text:p>0.4973797743297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497379774329705">
                <text:p>-0.4973797743297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73624910536936">
                <text:p>-0.73624910536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250666467128605">
                <text:p>0.2506664671286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63507348203433">
                <text:p>0.963507348203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95943487863577E-015">
                <text:p>1.95943487863577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250666467128602">
                <text:p>-0.250666467128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497379774329704">
                <text:p>-0.4973797743297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736249105369361">
                <text:p>-0.7362491053693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250666467128597">
                <text:p>0.2506664671285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17557050458494">
                <text:p>1.175570504584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963507348203428">
                <text:p>0.9635073482034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93915231795365E-015">
                <text:p>2.93915231795365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63507348203423">
                <text:p>-0.9635073482034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250666467128603">
                <text:p>-0.2506664671286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9021130325903">
                <text:p>1.90211303259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497379774329704">
                <text:p>-0.4973797743297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54102648555159">
                <text:p>-1.54102648555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736249105369362">
                <text:p>-0.736249105369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250666467128596">
                <text:p>0.2506664671285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17557050458494">
                <text:p>1.175570504584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63507348203429">
                <text:p>0.963507348203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.91886975727153E-015">
                <text:p>3.91886975727153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